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C2000003744DB26AB920673A92.png" manifest:media-type="image/png"/>
  <manifest:file-entry manifest:full-path="Pictures/10000001000005C200000374050DB0057BE691A7.png" manifest:media-type="image/png"/>
  <manifest:file-entry manifest:full-path="Pictures/10000001000005C200000374BBB452C7A7A84547.png" manifest:media-type="image/png"/>
  <manifest:file-entry manifest:full-path="Pictures/10000001000005C2000003745DD2ECC0733BB0FC.png" manifest:media-type="image/png"/>
  <manifest:file-entry manifest:full-path="Pictures/10000001000005CA0000037F05752BB9AA697D27.png" manifest:media-type="image/png"/>
  <manifest:file-entry manifest:full-path="Pictures/10000001000005C200000374EF691D62EBDCC637.png" manifest:media-type="image/png"/>
  <manifest:file-entry manifest:full-path="Pictures/10000001000005C200000374AF50A1C3EEE92016.png" manifest:media-type="image/png"/>
  <manifest:file-entry manifest:full-path="Pictures/10000001000005CA0000037FB2F19FCBD4441B62.png" manifest:media-type="image/png"/>
  <manifest:file-entry manifest:full-path="Pictures/10000001000006340000037390A4EF8FAA81588F.png" manifest:media-type="image/png"/>
  <manifest:file-entry manifest:full-path="Pictures/10000001000005C200000374CD2E113ACAC31CEE.png" manifest:media-type="image/png"/>
  <manifest:file-entry manifest:full-path="Pictures/100000010000063400000373405ED18BC10B955C.png" manifest:media-type="image/png"/>
  <manifest:file-entry manifest:full-path="Pictures/1000000100000634000003738BB06D775BEB95C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7.69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2.598cm, 0cm, 0cm)" draw:image-opacity="100%" style:mirror="non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2.702cm, 0cm, 0cm)" draw:image-opacity="100%" style:mirror="non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c9211e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685cm" svg:height="27.94cm" svg:x="0.682cm" svg:y="1cm">
          <draw:text-box>
            <text:p><text:span text:style-name="T1">To shift the </text:span><text:span text:style-name="T1">TS, I </text:span><text:span text:style-name="T1">check all </text:span><text:span text:style-name="T1">the </text:span><text:span text:style-name="T1">module’s </text:span><text:span text:style-name="T1">TS </text:span><text:span text:style-name="T1">subtracted </text:span><text:span text:style-name="T1">from the </text:span><text:span text:style-name="T1">GATCONF</text:span><text:span text:style-name="T1">TS (that </text:span><text:span text:style-name="T1">includes </text:span><text:span text:style-name="T1">prominentl</text:span><text:span text:style-name="T1">y MMG, </text:span><text:span text:style-name="T1">CATS1, </text:span><text:span text:style-name="T1">CATS2, </text:span><text:span text:style-name="T1">PL). The </text:span><text:span text:style-name="T1">important </text:span><text:span text:style-name="T1">thing as </text:span><text:span text:style-name="T1">per my </text:span><text:span text:style-name="T1">understan</text:span><text:span text:style-name="T1">ding is to </text:span><text:span text:style-name="T1">keep the </text:span><text:span text:style-name="T1">peaks </text:span><text:span text:style-name="T1">always at </text:span><text:span text:style-name="T1">a certain </text:span><text:span text:style-name="T1">channel (0 </text:span><text:span text:style-name="T1">preferably </text:span><text:span text:style-name="T1">as for </text:span><text:span text:style-name="T1">TAC_CAT</text:span><text:span text:style-name="T1">S_PL </text:span><text:span text:style-name="T1">below).</text:span></text:p>
            <text:p><text:span text:style-name="T1"/></text:p>
            <text:p><text:span text:style-name="T1">Here are </text:span><text:span text:style-name="T1">the </text:span><text:span text:style-name="T1">numbers </text:span><text:span text:style-name="T1">(graphs in </text:span><text:span text:style-name="T1">semi-log </text:span><text:span text:style-name="T1">scale):</text:span><text:span text:style-name="T1"><text:line-break/></text:span><text:span text:style-name="T1"/></text:p>
          </draw:text-box>
        </draw:frame>
        <draw:frame draw:style-name="gr2" draw:text-style-name="P2" draw:layer="layout" svg:width="9.802cm" svg:height="5.45cm" svg:x="1.04cm" svg:y="5.11cm">
          <draw:image xlink:href="Pictures/1000000100000634000003738BB06D775BEB95CB.png" xlink:type="simple" xlink:show="embed" xlink:actuate="onLoad" draw:mime-type="image/png">
            <text:p text:style-name="P2">(-400,0)</text:p>
          </draw:image>
        </draw:frame>
        <draw:frame draw:style-name="gr3" draw:text-style-name="P2" draw:layer="layout" svg:width="8.889cm" svg:height="5.268cm" svg:x="10.925cm" svg:y="5.387cm">
          <draw:image xlink:href="Pictures/100000010000063400000373405ED18BC10B955C.png" xlink:type="simple" xlink:show="embed" xlink:actuate="onLoad" draw:mime-type="image/png">
            <text:p text:style-name="P2">(-260,20)</text:p>
          </draw:image>
        </draw:frame>
        <draw:frame draw:style-name="gr4" draw:text-style-name="P2" draw:layer="layout" svg:width="9.842cm" svg:height="5.849cm" svg:x="1.1cm" svg:y="11.381cm">
          <draw:image xlink:href="Pictures/10000001000006340000037390A4EF8FAA81588F.png" xlink:type="simple" xlink:show="embed" xlink:actuate="onLoad" draw:mime-type="image/png">
            <text:p text:style-name="P2">(-250,0)</text:p>
          </draw:image>
        </draw:frame>
        <draw:frame draw:style-name="gr2" draw:text-style-name="P2" draw:layer="layout" svg:width="8.841cm" svg:height="5.339cm" svg:x="11.091cm" svg:y="11.853cm">
          <draw:image xlink:href="Pictures/10000001000005CA0000037FB2F19FCBD4441B62.png" xlink:type="simple" xlink:show="embed" xlink:actuate="onLoad" draw:mime-type="image/png">
            <text:p text:style-name="P2">(-500,<text:span text:style-name="T2">-</text:span><text:span text:style-name="T2">360</text:span>)</text:p>
          </draw:image>
        </draw:frame>
        <draw:frame draw:style-name="gr2" draw:text-style-name="P2" draw:layer="layout" svg:width="9.107cm" svg:height="5.499cm" svg:x="1.1cm" svg:y="17.71cm">
          <draw:image xlink:href="Pictures/10000001000005CA0000037F05752BB9AA697D27.png" xlink:type="simple" xlink:show="embed" xlink:actuate="onLoad" draw:mime-type="image/png">
            <text:p text:style-name="P2">(-250,20)</text:p>
          </draw:image>
        </draw:frame>
        <draw:frame draw:style-name="gr2" draw:text-style-name="P2" draw:layer="layout" svg:width="8.823cm" svg:height="5.291cm" svg:x="11.16cm" svg:y="18.092cm">
          <draw:image xlink:href="Pictures/10000001000005C2000003745DD2ECC0733BB0FC.png" xlink:type="simple" xlink:show="embed" xlink:actuate="onLoad" draw:mime-type="image/png">
            <text:p text:style-name="P2">(-300,<text:span text:style-name="T2">50</text:span>)</text:p>
          </draw:image>
        </draw:frame>
        <draw:frame draw:style-name="gr2" draw:text-style-name="P2" draw:layer="layout" svg:width="8.889cm" svg:height="5.331cm" svg:x="1.201cm" svg:y="23.254cm">
          <draw:image xlink:href="Pictures/10000001000005C200000374CD2E113ACAC31CEE.png" xlink:type="simple" xlink:show="embed" xlink:actuate="onLoad" draw:mime-type="image/png">
            <text:p text:style-name="P2">(-350,0)</text:p>
          </draw:image>
        </draw:frame>
        <draw:frame draw:style-name="gr2" draw:text-style-name="P2" draw:layer="layout" svg:width="8.781cm" svg:height="5.265cm" svg:x="11.16cm" svg:y="23.435cm">
          <draw:image xlink:href="Pictures/10000001000005C200000374BBB452C7A7A84547.png" xlink:type="simple" xlink:show="embed" xlink:actuate="onLoad" draw:mime-type="image/png">
            <text:p text:style-name="P2">(-350,-100)</text:p>
          </draw:image>
        </draw:frame>
      </draw:page>
      <draw:page draw:name="page2" draw:style-name="dp1" draw:master-page-name="Default">
        <draw:frame draw:style-name="gr2" draw:text-style-name="P2" draw:layer="layout" svg:width="9.468cm" svg:height="5.678cm" svg:x="1.001cm" svg:y="1.037cm">
          <draw:image xlink:href="Pictures/10000001000005C200000374050DB0057BE691A7.png" xlink:type="simple" xlink:show="embed" xlink:actuate="onLoad" draw:mime-type="image/png">
            <text:p text:style-name="P2">(-500,140)</text:p>
          </draw:image>
        </draw:frame>
        <draw:frame draw:style-name="gr2" draw:text-style-name="P2" draw:layer="layout" svg:width="9.828cm" svg:height="5.894cm" svg:x="10.227cm" svg:y="1.021cm">
          <draw:image xlink:href="Pictures/10000001000005C200000374AF50A1C3EEE92016.png" xlink:type="simple" xlink:show="embed" xlink:actuate="onLoad" draw:mime-type="image/png">
            <text:p text:style-name="P2">(-500,140)</text:p>
          </draw:image>
        </draw:frame>
        <draw:frame draw:style-name="gr2" draw:text-style-name="P2" draw:layer="layout" svg:width="9.843cm" svg:height="6.093cm" svg:x="0.999cm" svg:y="7.032cm">
          <draw:image xlink:href="Pictures/10000001000005C2000003744DB26AB920673A92.png" xlink:type="simple" xlink:show="embed" xlink:actuate="onLoad" draw:mime-type="image/png">
            <text:p text:style-name="P2">(-500,140)</text:p>
          </draw:image>
        </draw:frame>
        <draw:frame draw:style-name="gr2" draw:text-style-name="P2" draw:layer="layout" svg:width="9.158cm" svg:height="5.492cm" svg:x="10.842cm" svg:y="7.373cm">
          <draw:image xlink:href="Pictures/10000001000005C200000374EF691D62EBDCC637.png" xlink:type="simple" xlink:show="embed" xlink:actuate="onLoad" draw:mime-type="image/png">
            <text:p text:style-name="P2">(-500,140)</text:p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4-15T12:50:43.794931213</meta:creation-date>
    <dc:date>2025-04-15T13:33:45.143308382</dc:date>
    <meta:editing-duration>PT42M57S</meta:editing-duration>
    <meta:editing-cycles>8</meta:editing-cycles>
    <meta:generator>LibreOffice/7.3.7.2$Linux_X86_64 LibreOffice_project/30$Build-2</meta:generator>
    <meta:document-statistic meta:object-count="13"/>
  </office:meta>
</office:document-meta>
</file>